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draw:stroke="none" svg:stroke-color="#000000" draw:fill="none" draw:fill-color="#ffffff" fo:min-height="0.856cm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fo:min-height="0.723cm"/>
    </style:style>
    <style:style style:name="gr4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1.654cm"/>
    </style:style>
    <style:style style:name="gr53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svg:stroke-color="#000000" draw:fill="none" draw:fill-color="#ffffff" fo:min-height="1.657cm"/>
    </style:style>
    <style:style style:name="gr57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8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59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2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justify"/>
    </style:style>
    <style:style style:name="P33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6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7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38" style:family="paragraph">
      <style:paragraph-properties fo:text-align="end"/>
      <style:text-properties fo:font-style="italic" style:font-style-asian="italic" style:font-style-complex="italic"/>
    </style:style>
    <style:style style:name="P39" style:family="paragraph">
      <style:paragraph-properties fo:text-align="start"/>
      <style:text-properties fo:font-size="14pt" style:font-size-asian="14pt" style:font-size-complex="14pt"/>
    </style:style>
    <style:style style:name="P40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1" style:family="paragraph">
      <style:text-properties fo:font-size="18pt"/>
    </style:style>
    <style:style style:name="P42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style:paragraph-properties fo:text-align="start"/>
      <style:text-properties fo:font-size="16pt" style:font-size-asian="16pt" style:font-size-complex="16pt"/>
    </style:style>
    <style:style style:name="P44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>
      <style:text-properties fo:font-size="16pt" fo:font-weight="bold" style:font-size-asian="16pt" style:font-size-complex="18pt"/>
    </style:style>
    <style:style style:name="P47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48" style:family="paragraph">
      <style:text-properties fo:font-size="12pt" style:font-size-asian="12pt" style:font-size-complex="12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5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6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7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16pt" fo:font-weight="bold" style:font-size-asian="16pt" style:font-size-complex="18pt"/>
    </style:style>
    <style:style style:name="T33" style:family="text">
      <style:text-properties fo:font-size="16pt" fo:font-style="italic" fo:font-weight="bold" style:font-size-asian="16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draw:layer="layout" svg:width="3cm" svg:height="1cm" svg:x="13cm" svg:y="2cm">
          <text:p text:style-name="P1"><text:span text:style-name="T18">String </text:span><text:span text:style-name="T20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5" draw:text-style-name="P29" draw:layer="controls" svg:width="5cm" svg:height="1.106cm" svg:x="12cm" svg:y="1cm">
          <draw:text-box>
            <text:p text:style-name="P1"><text:span text:style-name="T22">Query on full path must be handled differently</text:span></text:p>
          </draw:text-box>
        </draw:fram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3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2"><text:span text:style-name="T24">stripe,</text:span></text:p>
          <text:p text:style-name="P32"><text:span text:style-name="T24">replicate,</text:span></text:p>
          <text:p text:style-name="P32"><text:span text:style-name="T24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5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5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5">Name ...</text:span></text:p>
        </draw:connector>
      </draw:page>
      <draw:page draw:name="page4" draw:style-name="dp1" draw:master-page-name="默认">
        <draw:custom-shape draw:style-name="gr3" draw:text-style-name="P1" xml:id="id45" draw:id="id45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6" draw:id="id46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34" draw:layer="controls" draw:type="line" svg:x1="21.5cm" svg:y1="4cm" svg:x2="21.5cm" svg:y2="7cm" draw:start-shape="id45" draw:start-glue-point="6" draw:end-shape="id46" draw:end-glue-point="4" svg:d="m21500 4000v3000" svg:viewBox="0 0 1 3001">
          <text:p text:style-name="P1"><text:span text:style-name="T26">split</text:span></text:p>
        </draw:connector>
        <draw:custom-shape draw:style-name="gr3" draw:text-style-name="P1" xml:id="id59" draw:id="id59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1" draw:id="id51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7" draw:id="id47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7" draw:start-glue-point="6" draw:end-shape="id48" draw:end-glue-point="4" svg:d="m5500 14000v2000" svg:viewBox="0 0 1 2001">
          <text:p text:style-name="P1"><text:span text:style-name="T17">contain</text:span></text:p>
        </draw:connector>
        <draw:custom-shape draw:style-name="gr40" draw:text-style-name="P1" xml:id="id48" draw:id="id48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xml:id="id52" draw:id="id52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0" draw:id="id50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9" draw:id="id49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1" draw:text-style-name="P35" draw:layer="controls" draw:type="curve" svg:x1="10cm" svg:y1="7.5cm" svg:x2="7cm" svg:y2="3.5cm" draw:start-shape="id49" draw:start-glue-point="3" draw:end-shape="id50" draw:end-glue-point="7" svg:d="m10000 7500c-2248 0-749-4000-3000-4000" svg:viewBox="0 0 3001 400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20cm" svg:y2="3.5cm" draw:start-shape="id49" draw:start-glue-point="1" draw:end-shape="id45" draw:end-glue-point="5" svg:d="m13000 7500c5251 0 1752-4000 7000-4000" svg:viewBox="0 0 7001 4001">
          <text:p text:style-name="P1"><text:span text:style-name="T27">assign</text:span></text:p>
        </draw:connector>
        <draw:connector draw:style-name="gr41" draw:text-style-name="P35" draw:layer="controls" draw:type="curve" svg:x1="10cm" svg:y1="7.5cm" svg:x2="7cm" svg:y2="13.5cm" draw:start-shape="id49" draw:start-glue-point="3" draw:end-shape="id47" draw:end-glue-point="7" svg:d="m10000 7500c-2248 0-749 6000-3000 6000" svg:viewBox="0 0 3001 600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20cm" svg:y2="7.5cm" draw:start-shape="id49" draw:start-glue-point="1" draw:end-shape="id46" draw:end-glue-point="5" svg:d="m13000 7500h7000" svg:viewBox="0 0 7001 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16cm" svg:y2="10.5cm" draw:start-shape="id49" draw:start-glue-point="1" draw:end-shape="id51" draw:end-glue-point="5" svg:d="m13000 7500c2251 0 752 3000 3000 3000" svg:viewBox="0 0 3001 3001">
          <text:p text:style-name="P1"><text:span text:style-name="T27">assign</text:span></text:p>
        </draw:connector>
        <draw:custom-shape draw:style-name="gr42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4" draw:id="id54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5" draw:id="id55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xml:id="id53" draw:id="id53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8" draw:text-style-name="P34" draw:layer="controls" draw:type="line" svg:x1="7.5cm" svg:y1="15cm" svg:x2="15.5cm" svg:y2="15cm" draw:start-shape="id52" draw:start-glue-point="1" draw:end-shape="id53" draw:end-glue-point="3" svg:d="m7500 15000h8000" svg:viewBox="0 0 8001 1">
          <text:p text:style-name="P1"><text:span text:style-name="T26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3" draw:text-style-name="P36" draw:layer="controls" svg:x1="5.5cm" svg:y1="3cm" svg:x2="21.5cm" svg:y2="3cm" draw:start-shape="id50" draw:start-glue-point="4" draw:end-shape="id45" draw:end-glue-point="4" svg:d="m5500 3000v-501h16000v501" svg:viewBox="0 0 16001 502">
          <text:p text:style-name="P1"><text:span text:style-name="T26">grow</text:span></text:p>
        </draw:connector>
        <draw:connector draw:style-name="gr30" draw:text-style-name="P1" draw:layer="layout" svg:x1="21.5cm" svg:y1="14cm" svg:x2="21.5cm" svg:y2="16cm" draw:start-shape="id54" draw:start-glue-point="6" draw:end-shape="id55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4" draw:text-style-name="P1" draw:layer="layout" svg:x1="21.5cm" svg:y1="14cm" svg:x2="17.5cm" svg:y2="16cm" draw:start-shape="id54" draw:start-glue-point="6" draw:end-shape="id56" draw:end-glue-point="4" svg:d="m21500 14000v1001h-4000v999" svg:viewBox="0 0 4001 2001">
          <text:p/>
        </draw:connector>
        <draw:connector draw:style-name="gr44" draw:text-style-name="P1" draw:layer="layout" svg:x1="21.5cm" svg:y1="14cm" svg:x2="25.5cm" svg:y2="16cm" draw:start-shape="id54" draw:start-glue-point="6" draw:end-shape="id57" draw:end-glue-point="4" svg:d="m21500 14000v1001h4000v999" svg:viewBox="0 0 4001 2001">
          <text:p/>
        </draw:connector>
        <draw:connector draw:style-name="gr44" draw:text-style-name="P1" draw:layer="layout" svg:x1="21.5cm" svg:y1="8cm" svg:x2="17.5cm" svg:y2="10cm" draw:start-shape="id46" draw:start-glue-point="6" draw:end-shape="id51" draw:end-glue-point="4" svg:d="m21500 8000v1027h-4000v973" svg:viewBox="0 0 4001 2001">
          <text:p/>
        </draw:connector>
        <draw:connector draw:style-name="gr44" draw:text-style-name="P1" draw:layer="layout" svg:x1="21.5cm" svg:y1="8cm" svg:x2="25.5cm" svg:y2="10cm" draw:start-shape="id46" draw:start-glue-point="6" draw:end-shape="id58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6" draw:start-glue-point="6" draw:end-shape="id59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1" draw:id="id61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60" draw:id="id60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0" draw:start-glue-point="7" draw:end-shape="id61" draw:end-glue-point="5" svg:d="m5000 2500h3000" svg:viewBox="0 0 3001 1">
          <text:p text:style-name="P1"><text:span text:style-name="T17">name</text:span></text:p>
        </draw:connector>
        <draw:custom-shape draw:style-name="gr45" draw:text-style-name="P1" xml:id="id64" draw:id="id64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62" draw:id="id62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3" draw:id="id63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3.5cm" svg:y1="3cm" svg:x2="5cm" svg:y2="10.5cm" draw:start-shape="id60" draw:start-glue-point="6" draw:end-shape="id62" draw:end-glue-point="5" svg:d="m3500 3000v7500h1500" svg:viewBox="0 0 1501 7501">
          <text:p/>
        </draw:connector>
        <draw:connector draw:style-name="gr46" draw:text-style-name="P26" draw:layer="controls" svg:x1="3.5cm" svg:y1="3cm" svg:x2="5cm" svg:y2="16.5cm" draw:start-shape="id60" draw:start-glue-point="6" draw:end-shape="id63" draw:end-glue-point="5" svg:d="m3500 3000v13500h1500" svg:viewBox="0 0 1501 13501">
          <text:p/>
        </draw:connector>
        <draw:connector draw:style-name="gr47" draw:text-style-name="P26" draw:layer="controls" svg:x1="3.5cm" svg:y1="3cm" svg:x2="5cm" svg:y2="4.5cm" draw:start-shape="id60" draw:start-glue-point="6" draw:end-shape="id64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5" draw:id="id65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6.5cm" draw:start-shape="id64" draw:end-shape="id65" draw:end-glue-point="5" svg:d="m6500 5000v1500h1500" svg:viewBox="0 0 1501 1501">
          <text:p/>
        </draw:connector>
        <draw:custom-shape draw:style-name="gr3" draw:text-style-name="P1" xml:id="id66" draw:id="id66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64" draw:start-glue-point="2" draw:end-shape="id66" draw:end-glue-point="5" svg:d="m6500 5000v3500h1500" svg:viewBox="0 0 1501 3501">
          <text:p text:style-name="P1"><text:span text:style-name="T17">contain</text:span></text:p>
        </draw:connector>
        <draw:custom-shape draw:style-name="gr45" draw:text-style-name="P1" xml:id="id67" draw:id="id67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1cm" svg:x2="8cm" svg:y2="12.5cm" draw:start-shape="id62" draw:start-glue-point="6" draw:end-shape="id67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8" draw:id="id68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4.5cm" draw:start-shape="id62" draw:start-glue-point="2" draw:end-shape="id68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9" draw:id="id69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7" draw:id="id77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layout" svg:x1="17.5cm" svg:y1="3cm" svg:x2="20cm" svg:y2="11.5cm" draw:start-shape="id69" draw:start-glue-point="2" draw:end-shape="id70" draw:end-glue-point="5" svg:d="m17500 3000v8500h2500" svg:viewBox="0 0 2501 8501">
          <text:p/>
        </draw:connector>
        <draw:custom-shape draw:style-name="gr3" draw:text-style-name="P1" xml:id="id71" draw:id="id71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layout" svg:x1="17.5cm" svg:y1="3cm" svg:x2="20cm" svg:y2="14.5cm" draw:start-shape="id69" draw:start-glue-point="6" draw:end-shape="id71" draw:end-glue-point="5" svg:d="m17500 3000v11500h2500" svg:viewBox="0 0 2501 11501">
          <text:p/>
        </draw:connector>
        <draw:custom-shape draw:style-name="gr3" draw:text-style-name="P23" xml:id="id72" draw:id="id72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69" draw:start-glue-point="7" draw:end-shape="id72" draw:end-glue-point="5" svg:d="m19000 2500h3000" svg:viewBox="0 0 3001 1">
          <text:p text:style-name="P1"><text:span text:style-name="T17">name</text:span></text:p>
        </draw:connector>
        <draw:frame draw:style-name="gr48" draw:text-style-name="P37" draw:layer="layout" svg:width="3cm" svg:height="0.973cm" svg:x="20cm" svg:y="9cm">
          <draw:text-box>
            <text:p text:style-name="P1"><text:span text:style-name="T28">No name</text:span></text:p>
          </draw:text-box>
        </draw:frame>
        <draw:custom-shape draw:style-name="gr49" draw:text-style-name="P1" xml:id="id76" draw:id="id76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8" draw:id="id78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5" draw:id="id75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4" draw:id="id74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3" draw:id="id73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layout" draw:type="line" svg:x1="8cm" svg:y1="16.5cm" svg:x2="12cm" svg:y2="16.5cm" draw:start-shape="id63" draw:start-glue-point="7" draw:end-shape="id73" draw:end-glue-point="5" svg:d="m8000 16500h4000" svg:viewBox="0 0 4001 1">
          <text:p/>
        </draw:connector>
        <draw:connector draw:style-name="gr50" draw:text-style-name="P1" draw:layer="layout" draw:type="line" svg:x1="11cm" svg:y1="14.5cm" svg:x2="12cm" svg:y2="14.5cm" draw:start-shape="id68" draw:end-shape="id74" draw:end-glue-point="5" svg:d="m11000 14500h1000" svg:viewBox="0 0 1001 1">
          <text:p/>
        </draw:connector>
        <draw:connector draw:style-name="gr50" draw:text-style-name="P1" draw:layer="layout" draw:type="line" svg:x1="11cm" svg:y1="8.5cm" svg:x2="12cm" svg:y2="8.5cm" draw:start-shape="id66" draw:start-glue-point="7" draw:end-shape="id75" svg:d="m11000 8500h1000" svg:viewBox="0 0 1001 1">
          <text:p/>
        </draw:connector>
        <draw:connector draw:style-name="gr50" draw:text-style-name="P1" draw:layer="layout" draw:type="line" svg:x1="11cm" svg:y1="6.5cm" svg:x2="12cm" svg:y2="6.5cm" draw:start-shape="id65" draw:start-glue-point="7" draw:end-shape="id76" draw:end-glue-point="5" svg:d="m11000 6500h1000" svg:viewBox="0 0 1001 1">
          <text:p/>
        </draw:connector>
        <draw:frame draw:style-name="gr48" draw:text-style-name="P37" draw:layer="layout" svg:width="3cm" svg:height="0.973cm" svg:x="20cm" svg:y="12.027cm">
          <draw:text-box>
            <text:p text:style-name="P1"><text:span text:style-name="T28">No name</text:span></text:p>
          </draw:text-box>
        </draw:frame>
        <draw:frame draw:style-name="gr48" draw:text-style-name="P37" draw:layer="layout" svg:width="3cm" svg:height="0.973cm" svg:x="20cm" svg:y="15cm">
          <draw:text-box>
            <text:p text:style-name="P1"><text:span text:style-name="T28">No name</text:span></text:p>
          </draw:text-box>
        </draw:frame>
        <draw:custom-shape draw:style-name="gr49" draw:text-style-name="P1" xml:id="id79" draw:id="id79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80" draw:id="id80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layout" draw:type="line" svg:x1="23cm" svg:y1="8.5cm" svg:x2="24cm" svg:y2="8.5cm" draw:start-shape="id77" draw:start-glue-point="7" draw:end-shape="id78" svg:d="m23000 8500h1000" svg:viewBox="0 0 1001 1">
          <text:p/>
        </draw:connector>
        <draw:connector draw:style-name="gr50" draw:text-style-name="P1" draw:layer="layout" draw:type="line" svg:x1="23cm" svg:y1="11.5cm" svg:x2="24cm" svg:y2="11.5cm" draw:start-shape="id70" draw:start-glue-point="7" draw:end-shape="id79" draw:end-glue-point="5" svg:d="m23000 11500h1000" svg:viewBox="0 0 1001 1">
          <text:p/>
        </draw:connector>
        <draw:connector draw:style-name="gr50" draw:text-style-name="P1" draw:layer="layout" draw:type="line" svg:x1="23cm" svg:y1="14.5cm" svg:x2="24cm" svg:y2="14.5cm" draw:start-shape="id71" draw:start-glue-point="7" draw:end-shape="id80" draw:end-glue-point="5" svg:d="m23000 14500h1000" svg:viewBox="0 0 1001 1">
          <text:p/>
        </draw:connector>
        <draw:custom-shape draw:style-name="gr51" draw:text-style-name="P38" draw:layer="layout" svg:width="4cm" svg:height="2cm" svg:x="23.5cm" svg:y="7.7cm">
          <text:p text:style-name="P21"><text:span text:style-name="T29">Resource A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2cm" svg:x="23.5cm" svg:y="10.7cm">
          <text:p text:style-name="P21"><text:span text:style-name="T29">Resource B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2cm" svg:x="23.5cm" svg:y="13.7cm">
          <text:p text:style-name="P21"><text:span text:style-name="T29">Resource C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12cm" svg:x="11.5cm" svg:y="5.7cm">
          <text:p text:style-name="P21"><text:span text:style-name="T29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1" draw:id="id81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69" draw:start-glue-point="7" draw:end-shape="id81" draw:end-glue-point="5" svg:d="m19000 2500c3001 0 1002 2000 4000 2000" svg:viewBox="0 0 4001 2001">
          <text:p text:style-name="P1"><text:span text:style-name="T17">is</text:span></text:p>
        </draw:connector>
        <draw:connector draw:style-name="gr47" draw:text-style-name="P39" draw:layer="layout" svg:x1="17.5cm" svg:y1="3cm" svg:x2="20cm" svg:y2="8.5cm" draw:start-shape="id69" draw:end-shape="id77" draw:end-glue-point="5" svg:d="m17500 3000v5500h2500" svg:viewBox="0 0 2501 5501">
          <text:p text:style-name="P14"><text:span text:style-name="T24">stripe</text:span></text:p>
          <text:p text:style-name="P14"><text:span text:style-name="T24">replicate</text:span></text:p>
          <text:p text:style-name="P14"><text:span text:style-name="T24">redundancy</text:span></text:p>
        </draw:connector>
        <draw:frame draw:style-name="gr52" draw:text-style-name="P40" draw:layer="controls" svg:width="8cm" svg:height="1.904cm" svg:x="19cm" svg:y="16cm">
          <draw:text-box>
            <text:p text:style-name="P32"><text:span text:style-name="T18">stripe: <text:s text:c="8"/></text:span><text:span text:style-name="T18"><text:tab/></text:span><text:span text:style-name="T18">length &gt; 16MB</text:span></text:p>
            <text:p text:style-name="P32"><text:span text:style-name="T18">redundancy:</text:span><text:span text:style-name="T18"><text:tab/></text:span><text:span text:style-name="T18">length &gt; 16MB</text:span></text:p>
            <text:p text:style-name="P32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2" draw:id="id82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7" draw:start-glue-point="4" draw:end-shape="id82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3" draw:id="id83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4" draw:start-glue-point="7" draw:end-shape="id83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5" draw:id="id85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84" draw:id="id84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4" draw:start-glue-point="7" draw:end-shape="id85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7" draw:id="id87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6" draw:id="id86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3.5cm" svg:y1="3cm" svg:x2="5cm" svg:y2="12.5cm" draw:start-shape="id84" draw:start-glue-point="6" draw:end-shape="id86" draw:end-glue-point="5" svg:d="m3500 3000v9500h1500" svg:viewBox="0 0 1501 9501">
          <text:p/>
        </draw:connector>
        <draw:connector draw:style-name="gr47" draw:text-style-name="P26" draw:layer="controls" svg:x1="3.5cm" svg:y1="3cm" svg:x2="5cm" svg:y2="4.5cm" draw:start-shape="id84" draw:start-glue-point="6" draw:end-shape="id87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8" draw:id="id88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6.5cm" draw:start-shape="id87" draw:end-shape="id88" draw:end-glue-point="5" svg:d="m6500 5000v1500h1500" svg:viewBox="0 0 1501 1501">
          <text:p/>
        </draw:connector>
        <draw:custom-shape draw:style-name="gr3" draw:text-style-name="P16" xml:id="id89" draw:id="id89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8.5cm" draw:start-shape="id87" draw:start-glue-point="2" draw:end-shape="id89" draw:end-glue-point="5" svg:d="m6500 5000v3500h1500" svg:viewBox="0 0 1501 3501">
          <text:p/>
        </draw:connector>
        <draw:custom-shape draw:style-name="gr3" draw:text-style-name="P16" xml:id="id90" draw:id="id90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3cm" svg:x2="8cm" svg:y2="14.5cm" draw:start-shape="id86" draw:start-glue-point="6" draw:end-shape="id90" draw:end-glue-point="5" svg:d="m6500 13000v1500h1500" svg:viewBox="0 0 1501 1501">
          <text:p/>
        </draw:connector>
        <draw:frame draw:style-name="gr15" draw:text-style-name="P41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1" draw:id="id91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3cm" svg:x2="8cm" svg:y2="16.5cm" draw:start-shape="id86" draw:start-glue-point="2" draw:end-shape="id91" draw:end-glue-point="5" svg:d="m6500 13000v3500h1500" svg:viewBox="0 0 1501 3501">
          <text:p/>
        </draw:connector>
        <draw:custom-shape draw:style-name="gr3" draw:text-style-name="P23" xml:id="id92" draw:id="id92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7" draw:start-glue-point="7" draw:end-shape="id92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3" draw:id="id93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6" draw:start-glue-point="7" draw:end-shape="id93" draw:end-glue-point="5" svg:d="m8000 12500h3000" svg:viewBox="0 0 3001 1">
          <text:p text:style-name="P1"><text:span text:style-name="T17">name</text:span></text:p>
        </draw:connector>
        <draw:custom-shape draw:style-name="gr49" draw:text-style-name="P1" xml:id="id94" draw:id="id94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95" draw:id="id95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controls" draw:type="line" svg:x1="11cm" svg:y1="6.5cm" svg:x2="15cm" svg:y2="6.5cm" draw:start-shape="id88" draw:start-glue-point="7" draw:end-shape="id94" svg:d="m11000 6500h4000" svg:viewBox="0 0 4001 1">
          <text:p/>
        </draw:connector>
        <draw:connector draw:style-name="gr50" draw:text-style-name="P1" draw:layer="controls" draw:type="line" svg:x1="11cm" svg:y1="8.5cm" svg:x2="20cm" svg:y2="8.5cm" draw:start-shape="id89" draw:start-glue-point="7" draw:end-shape="id95" draw:end-glue-point="5" svg:d="m11000 8500h9000" svg:viewBox="0 0 9001 1">
          <text:p/>
        </draw:connector>
        <draw:custom-shape draw:style-name="gr51" draw:text-style-name="P42" draw:layer="controls" svg:width="4cm" svg:height="10cm" svg:x="14.5cm" svg:y="5.7cm">
          <text:p text:style-name="P21"><text:span text:style-name="T29">Node A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controls" svg:width="4cm" svg:height="10cm" svg:x="19.5cm" svg:y="7.7cm">
          <text:p text:style-name="P21"><text:span text:style-name="T29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xml:id="id99" draw:id="id99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100" draw:id="id100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97" draw:id="id97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controls" draw:type="line" svg:x1="11cm" svg:y1="10.5cm" svg:x2="25cm" svg:y2="10.5cm" draw:start-shape="id96" draw:start-glue-point="7" draw:end-shape="id97" draw:end-glue-point="5" svg:d="m11000 10500h14000" svg:viewBox="0 0 14001 1">
          <text:p/>
        </draw:connector>
        <draw:custom-shape draw:style-name="gr51" draw:text-style-name="P38" draw:layer="controls" svg:width="4cm" svg:height="10cm" svg:x="24.5cm" svg:y="9.7cm">
          <text:p text:style-name="P21"><text:span text:style-name="T29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xml:id="id101" draw:id="id101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6" draw:id="id96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3" draw:layer="controls" svg:x1="6.5cm" svg:y1="5cm" svg:x2="8cm" svg:y2="10.5cm" draw:start-shape="id87" draw:start-glue-point="6" draw:end-shape="id96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8" draw:id="id98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3" draw:layer="controls" svg:x1="6.5cm" svg:y1="13cm" svg:x2="8cm" svg:y2="18.5cm" draw:start-shape="id86" draw:start-glue-point="6" draw:end-shape="id98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0" draw:text-style-name="P1" draw:layer="controls" draw:type="line" svg:x1="11cm" svg:y1="14.5cm" svg:x2="15cm" svg:y2="14.5cm" draw:start-shape="id90" draw:end-shape="id99" svg:d="m11000 14500h4000" svg:viewBox="0 0 4001 1">
          <text:p/>
        </draw:connector>
        <draw:connector draw:style-name="gr50" draw:text-style-name="P1" draw:layer="controls" draw:type="line" svg:x1="11cm" svg:y1="16.5cm" svg:x2="20cm" svg:y2="16.5cm" draw:start-shape="id91" draw:start-glue-point="7" draw:end-shape="id100" svg:d="m11000 16500h9000" svg:viewBox="0 0 9001 1">
          <text:p/>
        </draw:connector>
        <draw:connector draw:style-name="gr50" draw:text-style-name="P1" draw:layer="controls" draw:type="line" svg:x1="11cm" svg:y1="18.5cm" svg:x2="25cm" svg:y2="18.5cm" draw:start-shape="id98" draw:start-glue-point="7" draw:end-shape="id101" svg:d="m11000 18500h14000" svg:viewBox="0 0 14001 1">
          <text:p/>
        </draw:connector>
        <draw:frame draw:style-name="gr52" draw:text-style-name="P40" draw:layer="layout" svg:width="8cm" svg:height="1.904cm" svg:x="20cm" svg:y="2.996cm">
          <draw:text-box>
            <text:p text:style-name="P32"><text:span text:style-name="T18">stripe: <text:s text:c="8"/></text:span><text:span text:style-name="T18"><text:tab/></text:span><text:span text:style-name="T18">length &gt; 16MB</text:span></text:p>
            <text:p text:style-name="P32"><text:span text:style-name="T18">redundancy:</text:span><text:span text:style-name="T18"><text:tab/></text:span><text:span text:style-name="T18">length &gt; 16MB</text:span></text:p>
            <text:p text:style-name="P32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3" draw:text-style-name="P1" draw:layer="layout" svg:x1="15cm" svg:y1="2cm" svg:x2="15cm" svg:y2="18.1cm">
          <text:p/>
        </draw:line>
        <draw:frame draw:style-name="gr15" draw:text-style-name="P41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3" draw:id="id103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2" draw:id="id102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2" draw:start-glue-point="7" draw:end-shape="id103" draw:end-glue-point="5" svg:d="m5000 2500h3000" svg:viewBox="0 0 3001 1">
          <text:p text:style-name="P1"><text:span text:style-name="T17">name</text:span></text:p>
        </draw:connector>
        <draw:custom-shape draw:style-name="gr45" draw:text-style-name="P16" xml:id="id106" draw:id="id106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5" draw:id="id105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26.5cm" svg:y1="3cm" svg:x2="25cm" svg:y2="5.5cm" draw:start-shape="id104" draw:start-glue-point="6" draw:end-shape="id105" draw:end-glue-point="7" svg:d="m26500 3000v2500h-1500" svg:viewBox="0 0 1501 2501">
          <text:p text:style-name="P1"><text:span text:style-name="T17">contain</text:span></text:p>
        </draw:connector>
        <draw:connector draw:style-name="gr47" draw:text-style-name="P26" draw:layer="layout" svg:x1="3.5cm" svg:y1="3cm" svg:x2="5cm" svg:y2="5.5cm" draw:start-shape="id102" draw:start-glue-point="6" draw:end-shape="id106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7" draw:id="id107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08" draw:id="id108" draw:layer="layout" svg:x1="6.5cm" svg:y1="6cm" svg:x2="8cm" svg:y2="7.5cm" draw:start-shape="id106" draw:end-shape="id107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09" draw:id="id109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xml:id="id112" draw:id="id112" draw:layer="layout" svg:x1="6.5cm" svg:y1="7.5cm" svg:x2="8cm" svg:y2="9.5cm" draw:start-shape="id108" draw:start-glue-point="0" draw:end-shape="id109" draw:end-glue-point="5" svg:d="m6500 7500v2000h1500" svg:viewBox="0 0 1501 2001">
          <text:p/>
        </draw:connector>
        <draw:custom-shape draw:style-name="gr3" draw:text-style-name="P16" xml:id="id116" draw:id="id116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0" draw:id="id110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6" draw:start-glue-point="7" draw:end-shape="id110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1" draw:id="id111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5" draw:start-glue-point="3" draw:end-shape="id111" svg:d="m22000 5500h-3000" svg:viewBox="0 0 3001 1">
          <text:p text:style-name="P1"><text:span text:style-name="T17">name</text:span></text:p>
        </draw:connector>
        <draw:custom-shape draw:style-name="gr3" draw:text-style-name="P16" xml:id="id113" draw:id="id113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43" draw:layer="layout" svg:x1="6.5cm" svg:y1="9.5cm" svg:x2="8cm" svg:y2="11.5cm" draw:start-shape="id112" draw:start-glue-point="0" draw:end-shape="id113" draw:end-glue-point="5" svg:d="m6500 9500v2000h1500" svg:viewBox="0 0 1501 2001">
          <text:p/>
        </draw:connector>
        <draw:connector draw:style-name="gr46" draw:text-style-name="P43" xml:id="id124" draw:id="id124" draw:layer="layout" svg:x1="23.5cm" svg:y1="8.5cm" svg:x2="14cm" svg:y2="13.5cm" draw:start-shape="id114" draw:start-glue-point="0" draw:end-shape="id115" draw:end-glue-point="7" svg:d="m23500 8500v5000h-9500" svg:viewBox="0 0 9501 5001">
          <text:p/>
        </draw:connector>
        <draw:connector draw:style-name="gr47" draw:text-style-name="P26" xml:id="id114" draw:id="id114" draw:layer="layout" svg:x1="23.5cm" svg:y1="6cm" svg:x2="22cm" svg:y2="8.5cm" draw:start-shape="id105" draw:start-glue-point="6" draw:end-shape="id116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7" draw:id="id117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4" draw:id="id104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4" draw:end-shape="id117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5" draw:id="id115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8" draw:id="id118" draw:layer="layout" svg:x1="9.5cm" svg:y1="12cm" svg:x2="11cm" svg:y2="13.5cm" draw:start-shape="id113" draw:start-glue-point="6" draw:end-shape="id115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19" draw:id="id119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xml:id="id120" draw:id="id120" draw:layer="layout" svg:x1="9.5cm" svg:y1="13.5cm" svg:x2="11cm" svg:y2="15.5cm" draw:start-shape="id118" draw:start-glue-point="0" draw:end-shape="id119" draw:end-glue-point="5" svg:d="m9500 13500v2000h1500" svg:viewBox="0 0 1501 2001">
          <text:p/>
        </draw:connector>
        <draw:custom-shape draw:style-name="gr3" draw:text-style-name="P16" xml:id="id121" draw:id="id121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43" draw:layer="layout" svg:x1="9.5cm" svg:y1="15.5cm" svg:x2="11cm" svg:y2="17.5cm" draw:start-shape="id120" draw:start-glue-point="0" draw:end-shape="id121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3" draw:start-glue-point="4" draw:end-shape="id122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2" draw:id="id122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6" draw:start-glue-point="6" draw:end-shape="id122" draw:end-glue-point="7" svg:d="m20500 9000c0 667-1333 1000-4000 1000" svg:viewBox="0 0 4001 1001">
          <text:p text:style-name="P1"><text:span text:style-name="T17">is</text:span></text:p>
        </draw:connector>
        <draw:connector draw:style-name="gr54" draw:text-style-name="P26" draw:layer="layout" svg:x1="12cm" svg:y1="8.5cm" svg:x2="19cm" svg:y2="8.5cm" draw:start-shape="id123" draw:start-glue-point="0" draw:end-shape="id116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5" draw:text-style-name="P43" xml:id="id123" draw:id="id123" draw:layer="layout" draw:line-skew="0.498cm" svg:x1="11cm" svg:y1="9.5cm" svg:x2="11cm" svg:y2="7.5cm" draw:start-shape="id109" draw:start-glue-point="7" draw:end-shape="id107" draw:end-glue-point="7" svg:d="m11000 9500h1000v-2000h-1000" svg:viewBox="0 0 1001 2001">
          <text:p/>
        </draw:connector>
        <draw:connector draw:style-name="gr46" draw:text-style-name="P43" xml:id="id125" draw:id="id125" draw:layer="layout" svg:x1="23.5cm" svg:y1="13.5cm" svg:x2="14cm" svg:y2="15.5cm" draw:start-shape="id124" draw:start-glue-point="0" draw:end-shape="id119" draw:end-glue-point="7" svg:d="m23500 13500v2000h-9500" svg:viewBox="0 0 9501 2001">
          <text:p/>
        </draw:connector>
        <draw:connector draw:style-name="gr46" draw:text-style-name="P43" draw:layer="layout" svg:x1="23.5cm" svg:y1="15.5cm" svg:x2="14cm" svg:y2="17.5cm" draw:start-shape="id125" draw:start-glue-point="0" draw:end-shape="id121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6" draw:text-style-name="P44" draw:layer="layout" svg:width="7cm" svg:height="1.907cm" svg:x="21cm" svg:y="18cm">
          <draw:text-box>
            <text:p text:style-name="P14"><text:span text:style-name="T30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7" draw:text-style-name="P45" draw:layer="layout" svg:width="3cm" svg:height="1cm" svg:x="12cm" svg:y="2cm">
          <draw:text-box>
            <text:p><text:span text:style-name="T31">REST</text:span></text:p>
          </draw:text-box>
        </draw:frame>
        <draw:line draw:style-name="gr58" draw:text-style-name="P1" draw:layer="layout" svg:x1="15cm" svg:y1="2cm" svg:x2="15cm" svg:y2="18cm">
          <text:p/>
        </draw:line>
        <draw:frame draw:style-name="gr57" draw:text-style-name="P45" draw:layer="layout" svg:width="4cm" svg:height="1cm" svg:x="15cm" svg:y="2cm">
          <draw:text-box>
            <text:p><text:span text:style-name="T31">SPARQL</text:span></text:p>
          </draw:text-box>
        </draw:frame>
        <draw:frame draw:style-name="gr59" draw:text-style-name="P46" draw:layer="layout" svg:width="12cm" svg:height="3cm" svg:x="2cm" svg:y="5cm">
          <draw:text-box>
            <text:p><text:span text:style-name="T32">get</text:span></text:p>
          </draw:text-box>
        </draw:frame>
        <draw:frame draw:style-name="gr60" draw:text-style-name="P46" draw:layer="layout" svg:width="12cm" svg:height="3cm" svg:x="2cm" svg:y="8cm">
          <draw:text-box>
            <text:p><text:span text:style-name="T32">put</text:span></text:p>
          </draw:text-box>
        </draw:frame>
        <draw:frame draw:style-name="gr59" draw:text-style-name="P46" draw:layer="layout" svg:width="12cm" svg:height="3cm" svg:x="2cm" svg:y="11cm">
          <draw:text-box>
            <text:p><text:span text:style-name="T32">delete</text:span></text:p>
          </draw:text-box>
        </draw:frame>
        <draw:frame draw:style-name="gr60" draw:text-style-name="P46" draw:layer="layout" svg:width="12cm" svg:height="3cm" svg:x="2cm" svg:y="14cm">
          <draw:text-box>
            <text:p><text:span text:style-name="T32">head</text:span></text:p>
          </draw:text-box>
        </draw:frame>
        <draw:frame draw:style-name="gr61" draw:text-style-name="P47" draw:layer="layout" svg:width="4.5cm" svg:height="13cm" svg:x="4cm" svg:y="4cm">
          <draw:text-box>
            <text:p><text:span text:style-name="T33">bucket</text:span></text:p>
          </draw:text-box>
        </draw:frame>
        <draw:frame draw:style-name="gr61" draw:text-style-name="P47" draw:layer="layout" svg:width="4.5cm" svg:height="13cm" svg:x="9cm" svg:y="4cm">
          <draw:text-box>
            <text:p><text:span text:style-name="T33">object</text:span></text:p>
          </draw:text-box>
        </draw:frame>
        <draw:frame draw:style-name="gr62" draw:text-style-name="P48" draw:layer="layout" svg:width="4.5cm" svg:height="3cm" svg:x="4cm" svg:y="5cm">
          <draw:text-box>
            <text:p><text:span text:style-name="T14">ls [bucket]</text:span></text:p>
            <text:p><text:span text:style-name="T29">(get [*] [stat])</text:span></text:p>
            <text:p><text:span text:style-name="T29"/></text:p>
            <text:p><text:span text:style-name="T14">get [bucket] [stat]</text:span></text:p>
          </draw:text-box>
        </draw:frame>
        <draw:frame draw:style-name="gr62" draw:text-style-name="P48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2" draw:text-style-name="P48" draw:layer="layout" svg:width="4.5cm" svg:height="3cm" svg:x="4cm" svg:y="8cm">
          <draw:text-box>
            <text:p><text:span text:style-name="T14">create [bucket]</text:span></text:p>
            <text:p><text:span text:style-name="T29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2" draw:text-style-name="P48" draw:layer="layout" svg:width="4.5cm" svg:height="3cm" svg:x="9cm" svg:y="8cm">
          <draw:text-box>
            <text:p><text:span text:style-name="T14">create [object]</text:span></text:p>
            <text:p><text:span text:style-name="T29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2" draw:text-style-name="P48" draw:layer="layout" svg:width="4.5cm" svg:height="3cm" svg:x="4cm" svg:y="11cm">
          <draw:text-box>
            <text:p><text:span text:style-name="T14">delete [bucket]</text:span></text:p>
            <text:p><text:span text:style-name="T29">(update [bucket])</text:span></text:p>
          </draw:text-box>
        </draw:frame>
        <draw:frame draw:style-name="gr62" draw:text-style-name="P48" draw:layer="layout" svg:width="4.5cm" svg:height="3cm" svg:x="9cm" svg:y="11cm">
          <draw:text-box>
            <text:p><text:span text:style-name="T14">delete [object]</text:span></text:p>
            <text:p><text:span text:style-name="T29">(update [bucket])</text:span></text:p>
          </draw:text-box>
        </draw:frame>
        <draw:frame draw:style-name="gr62" draw:text-style-name="P48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2" draw:text-style-name="P48" draw:layer="layout" svg:width="4.5cm" svg:height="3cm" svg:x="9cm" svg:y="14cm">
          <draw:text-box>
            <text:p><text:span text:style-name="T14">exist [object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7T14:55:53.30</meta:creation-date>
    <dc:date>2013-02-04T21:47:15.01</dc:date>
    <meta:editing-duration>PT6M56S</meta:editing-duration>
    <meta:editing-cycles>5</meta:editing-cycles>
    <meta:generator>LibreOffice/3.6$Windows_x86 LibreOffice_project/5b93205-6e6b3fc-7830f6d-c08ad66-1d9bf4</meta:generator>
    <meta:document-statistic meta:object-count="340"/>
  </office:meta>
</office:document-meta>
</file>